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0.6903in" style:rel-column-width="994*"/>
    </style:style>
    <style:style style:name="Table1.B" style:family="table-column">
      <style:table-column-properties style:column-width="2.1875in" style:rel-column-width="3150*"/>
    </style:style>
    <style:style style:name="Table1.C" style:family="table-column">
      <style:table-column-properties style:column-width="0.8069in" style:rel-column-width="1162*"/>
    </style:style>
    <style:style style:name="Table1.D" style:family="table-column">
      <style:table-column-properties style:column-width="1.3153in" style:rel-column-width="1894*"/>
    </style:style>
    <style:style style:name="Table1.E" style:family="table-column">
      <style:table-column-properties style:column-width="1.25in" style:rel-column-width="1800*"/>
    </style:style>
    <style:style style:name="Table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177a66" officeooo:paragraph-rsid="00177a66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177a66" officeooo:paragraph-rsid="0067e83c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1pt" fo:font-style="normal" fo:font-weight="bold" officeooo:rsid="0050c212" officeooo:paragraph-rsid="0050c212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1pt" fo:font-style="normal" fo:font-weight="bold" officeooo:rsid="0050c212" officeooo:paragraph-rsid="0067e83c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fo:font-style="normal" fo:font-weight="bold" officeooo:rsid="00514a9b" officeooo:paragraph-rsid="00514a9b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fo:font-style="normal" fo:font-weight="bold" officeooo:rsid="00514a9b" officeooo:paragraph-rsid="0067e83c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0pt" fo:font-style="normal" fo:font-weight="bold" officeooo:rsid="0050c212" officeooo:paragraph-rsid="0050c212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0pt" fo:font-style="normal" fo:font-weight="bold" officeooo:rsid="0050c212" officeooo:paragraph-rsid="0067e83c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4de096" officeooo:paragraph-rsid="004de096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4de096" officeooo:paragraph-rsid="0067e83c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514a9b" officeooo:paragraph-rsid="00514a9b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529182" officeooo:paragraph-rsid="00529182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54b307" officeooo:paragraph-rsid="0054b307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55c802" officeooo:paragraph-rsid="0055c802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57a65d" officeooo:paragraph-rsid="0057a65d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591567" officeooo:paragraph-rsid="00591567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591567" officeooo:paragraph-rsid="0067e83c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5ab089" officeooo:paragraph-rsid="005ab089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5c73a1" officeooo:paragraph-rsid="005c73a1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5c8e71" officeooo:paragraph-rsid="005c8e71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5c8e71" officeooo:paragraph-rsid="0067e83c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62a475" officeooo:paragraph-rsid="0062a475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64bd14" officeooo:paragraph-rsid="0064bd14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663896" officeooo:paragraph-rsid="00663896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663896" officeooo:paragraph-rsid="0067e83c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67e83c" officeooo:paragraph-rsid="0067e83c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6b4e2f" officeooo:paragraph-rsid="006b4e2f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6cc0bc" officeooo:paragraph-rsid="006cc0bc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6e42bf" officeooo:paragraph-rsid="006e42bf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6ef700" officeooo:paragraph-rsid="006ef70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707259" officeooo:paragraph-rsid="00707259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722cc1" officeooo:paragraph-rsid="00722cc1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72b893" officeooo:paragraph-rsid="0072b893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73e86b" officeooo:paragraph-rsid="0073e86b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752cfe" officeooo:paragraph-rsid="00752cfe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1pt" officeooo:rsid="002269c5" officeooo:paragraph-rsid="002269c5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1pt" officeooo:rsid="00177a66" officeooo:paragraph-rsid="00177a66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1pt" officeooo:rsid="00177a66" officeooo:paragraph-rsid="0067e83c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1pt" officeooo:rsid="0030535f" officeooo:paragraph-rsid="0030535f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1pt" officeooo:rsid="0027b942" officeooo:paragraph-rsid="0027b942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1pt" officeooo:rsid="0025df43" officeooo:paragraph-rsid="0025df43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1pt" officeooo:rsid="0025df43" officeooo:paragraph-rsid="0067e83c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1pt" officeooo:rsid="0030dde9" officeooo:paragraph-rsid="0030dde9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1pt" officeooo:rsid="0027e58c" officeooo:paragraph-rsid="0027e58c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1pt" officeooo:rsid="0035748d" officeooo:paragraph-rsid="0035748d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1pt" officeooo:rsid="003bc2be" officeooo:paragraph-rsid="003bc2be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1pt" officeooo:rsid="004de096" officeooo:paragraph-rsid="004de096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1pt" officeooo:rsid="004de096" officeooo:paragraph-rsid="0067e83c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1pt" officeooo:rsid="005dbf3f" officeooo:paragraph-rsid="005dbf3f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1pt" officeooo:rsid="005f3522" officeooo:paragraph-rsid="005f352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1pt" officeooo:rsid="00644d11" officeooo:paragraph-rsid="00644d11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1pt" officeooo:rsid="0074b86b" officeooo:paragraph-rsid="0074b86b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1pt" officeooo:rsid="00752cfe" officeooo:paragraph-rsid="00752cfe" style:font-size-asian="11pt" style:font-size-complex="11pt"/>
    </style:style>
    <style:style style:name="P54" style:family="paragraph" style:parent-style-name="Standard">
      <style:text-properties officeooo:paragraph-rsid="00177a66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72b893" officeooo:paragraph-rsid="0067e83c" style:font-size-asian="11pt" style:font-size-complex="11pt"/>
    </style:style>
    <style:style style:name="T1" style:family="text">
      <style:text-properties officeooo:rsid="002269c5"/>
    </style:style>
    <style:style style:name="T2" style:family="text">
      <style:text-properties officeooo:rsid="00243c9b"/>
    </style:style>
    <style:style style:name="T3" style:family="text">
      <style:text-properties officeooo:rsid="002900dc"/>
    </style:style>
    <style:style style:name="T4" style:family="text">
      <style:text-properties officeooo:rsid="002a9141"/>
    </style:style>
    <style:style style:name="T5" style:family="text">
      <style:text-properties officeooo:rsid="0030535f"/>
    </style:style>
    <style:style style:name="T6" style:family="text">
      <style:text-properties officeooo:rsid="0034f5a9"/>
    </style:style>
    <style:style style:name="T7" style:family="text">
      <style:text-properties officeooo:rsid="003cd1cb"/>
    </style:style>
    <style:style style:name="T8" style:family="text">
      <style:text-properties style:text-position="super 58%" style:font-weight-complex="600"/>
    </style:style>
    <style:style style:name="T9" style:family="text">
      <style:text-properties style:text-position="0% 100%" style:font-weight-complex="600"/>
    </style:style>
    <style:style style:name="T10" style:family="text">
      <style:text-properties officeooo:rsid="00514a9b"/>
    </style:style>
    <style:style style:name="T11" style:family="text">
      <style:text-properties style:text-position="sub 58%"/>
    </style:style>
    <style:style style:name="T12" style:family="text">
      <style:text-properties officeooo:rsid="00529182"/>
    </style:style>
    <style:style style:name="T13" style:family="text">
      <style:text-properties officeooo:rsid="0054b307"/>
    </style:style>
    <style:style style:name="T14" style:family="text">
      <style:text-properties officeooo:rsid="0055c802"/>
    </style:style>
    <style:style style:name="T15" style:family="text">
      <style:text-properties officeooo:rsid="0057a65d"/>
    </style:style>
    <style:style style:name="T16" style:family="text">
      <style:text-properties officeooo:rsid="00591567"/>
    </style:style>
    <style:style style:name="T17" style:family="text">
      <style:text-properties officeooo:rsid="005ab089"/>
    </style:style>
    <style:style style:name="T18" style:family="text">
      <style:text-properties officeooo:rsid="005c73a1"/>
    </style:style>
    <style:style style:name="T19" style:family="text">
      <style:text-properties officeooo:rsid="005c8e71"/>
    </style:style>
    <style:style style:name="T20" style:family="text">
      <style:text-properties officeooo:rsid="005f3522"/>
    </style:style>
    <style:style style:name="T21" style:family="text">
      <style:text-properties officeooo:rsid="0062a475"/>
    </style:style>
    <style:style style:name="T22" style:family="text">
      <style:text-properties officeooo:rsid="00644d11"/>
    </style:style>
    <style:style style:name="T23" style:family="text">
      <style:text-properties officeooo:rsid="0064bd14"/>
    </style:style>
    <style:style style:name="T24" style:family="text">
      <style:text-properties officeooo:rsid="00663896"/>
    </style:style>
    <style:style style:name="T25" style:family="text">
      <style:text-properties officeooo:rsid="0067e83c"/>
    </style:style>
    <style:style style:name="T26" style:family="text">
      <style:text-properties officeooo:rsid="006b4e2f"/>
    </style:style>
    <style:style style:name="T27" style:family="text">
      <style:text-properties officeooo:rsid="006e42bf"/>
    </style:style>
    <style:style style:name="T28" style:family="text">
      <style:text-properties officeooo:rsid="006ef700"/>
    </style:style>
    <style:style style:name="T29" style:family="text">
      <style:text-properties officeooo:rsid="00707259"/>
    </style:style>
    <style:style style:name="T30" style:family="text">
      <style:text-properties officeooo:rsid="00722cc1"/>
    </style:style>
    <style:style style:name="T31" style:family="text">
      <style:text-properties officeooo:rsid="0073e86b"/>
    </style:style>
    <style:style style:name="T32" style:family="text">
      <style:text-properties officeooo:rsid="0074b86b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54b307" style:font-style-asian="italic" style:font-style-complex="italic"/>
    </style:style>
    <style:style style:name="T35" style:family="text">
      <style:text-properties fo:font-style="italic" officeooo:rsid="00663896" style:font-style-asian="italic" style:font-style-complex="italic"/>
    </style:style>
    <style:style style:name="T36" style:family="text">
      <style:text-properties fo:font-style="italic" fo:font-weight="normal"/>
    </style:style>
    <style:style style:name="T37" style:family="text">
      <style:text-properties fo:font-style="italic" fo:font-weight="normal" officeooo:rsid="006b4e2f"/>
    </style:style>
    <style:style style:name="T38" style:family="text">
      <style:text-properties fo:font-style="italic" fo:font-weight="normal" officeooo:rsid="005c8e71"/>
    </style:style>
    <style:style style:name="T39" style:family="text">
      <style:text-properties fo:font-style="italic" fo:font-weight="normal" officeooo:rsid="005f3522"/>
    </style:style>
    <style:style style:name="T40" style:family="text">
      <style:text-properties fo:font-style="italic" fo:font-weight="normal" officeooo:rsid="0062a475"/>
    </style:style>
    <style:style style:name="T41" style:family="text">
      <style:text-properties fo:font-style="italic" fo:font-weight="normal" officeooo:rsid="00644d11"/>
    </style:style>
    <style:style style:name="T42" style:family="text">
      <style:text-properties fo:font-style="italic" fo:font-weight="normal" officeooo:rsid="0064bd14"/>
    </style:style>
    <style:style style:name="T43" style:family="text">
      <style:text-properties fo:font-style="italic" fo:font-weight="normal" officeooo:rsid="006e42bf"/>
    </style:style>
    <style:style style:name="T44" style:family="text">
      <style:text-properties fo:font-style="italic" fo:font-weight="normal" officeooo:rsid="00663896"/>
    </style:style>
    <style:style style:name="T45" style:family="text">
      <style:text-properties fo:font-style="italic" fo:font-weight="normal" officeooo:rsid="006ef700"/>
    </style:style>
    <style:style style:name="T46" style:family="text">
      <style:text-properties fo:font-style="italic" fo:font-weight="normal" officeooo:rsid="00529182"/>
    </style:style>
    <style:style style:name="T47" style:family="text">
      <style:text-properties fo:font-style="italic" fo:font-weight="normal" officeooo:rsid="0054b307"/>
    </style:style>
    <style:style style:name="T48" style:family="text">
      <style:text-properties fo:font-style="italic" fo:font-weight="normal" officeooo:rsid="0055c802"/>
    </style:style>
    <style:style style:name="T49" style:family="text">
      <style:text-properties fo:font-style="italic" fo:font-weight="normal" officeooo:rsid="0057a65d"/>
    </style:style>
    <style:style style:name="T50" style:family="text">
      <style:text-properties fo:font-style="italic" fo:font-weight="normal" officeooo:rsid="0067e83c"/>
    </style:style>
    <style:style style:name="T51" style:family="text">
      <style:text-properties fo:font-style="italic" fo:font-weight="normal" officeooo:rsid="00591567"/>
    </style:style>
    <style:style style:name="T52" style:family="text">
      <style:text-properties fo:font-style="italic" fo:font-weight="normal" officeooo:rsid="005ab089"/>
    </style:style>
    <style:style style:name="T53" style:family="text">
      <style:text-properties fo:font-style="italic" fo:font-weight="normal" officeooo:rsid="005c73a1"/>
    </style:style>
    <style:style style:name="T54" style:family="text">
      <style:text-properties fo:font-style="normal" officeooo:rsid="0054b307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>
          <table:table-cell table:style-name="Table1.A1" office:value-type="string">
            <text:p text:style-name="P1">Question Number</text:p>
          </table:table-cell>
          <table:table-cell table:style-name="Table1.A1" office:value-type="string">
            <text:p text:style-name="P3">Model Significance</text:p>
            <text:p text:style-name="P5">(F(df<text:span text:style-name="T11">effect</text:span>, df<text:span text:style-name="T11">error</text:span>) = F-value, <text:span text:style-name="T33">p</text:span>-value)</text:p>
          </table:table-cell>
          <table:table-cell table:style-name="Table1.A1" office:value-type="string">
            <text:p text:style-name="P3">Adjusted R<text:span text:style-name="T8">2 </text:span><text:span text:style-name="T9">Value</text:span></text:p>
          </table:table-cell>
          <table:table-cell table:style-name="Table1.A1" office:value-type="string">
            <text:p text:style-name="P3">Age </text:p>
            <text:p text:style-name="P7">(<text:span text:style-name="T10">coeff.</text:span>, <text:span text:style-name="T33">p</text:span>-value)</text:p>
          </table:table-cell>
          <table:table-cell table:style-name="Table1.A1" office:value-type="string">
            <text:p text:style-name="P3">Gender </text:p>
            <text:p text:style-name="P7">(coeff., <text:span text:style-name="T33">p</text:span>-value)</text:p>
          </table:table-cell>
          <table:table-cell table:style-name="Table1.F1" office:value-type="string">
            <text:p text:style-name="P3">Age*Gender</text:p>
            <text:p text:style-name="P7">(coeff., <text:span text:style-name="T33">p</text:span>-value)</text:p>
          </table:table-cell>
        </table:table-row>
        <table:table-row>
          <table:table-cell table:style-name="Table1.A2" office:value-type="string">
            <text:p text:style-name="P36">Q<text:span text:style-name="T3">2</text:span></text:p>
          </table:table-cell>
          <table:table-cell table:style-name="Table1.A2" office:value-type="string">
            <text:p text:style-name="P11">F(3,29)=4.37, <text:span text:style-name="T46">p=</text:span>0.012</text:p>
          </table:table-cell>
          <table:table-cell table:style-name="Table1.A2" office:value-type="string">
            <text:p text:style-name="P12">0.240</text:p>
          </table:table-cell>
          <table:table-cell table:style-name="Table1.A2" office:value-type="string">
            <text:p text:style-name="P9">-<text:span text:style-name="T12">0.152, </text:span><text:span text:style-name="T46">p=</text:span><text:span text:style-name="T12">0.003</text:span></text:p>
          </table:table-cell>
          <table:table-cell table:style-name="Table1.A2" office:value-type="string">
            <text:p text:style-name="P9">-<text:span text:style-name="T12">3.600, </text:span><text:span text:style-name="T46">p=</text:span><text:span text:style-name="T12">0.024</text:span></text:p>
          </table:table-cell>
          <table:table-cell table:style-name="Table1.F2" office:value-type="string">
            <text:p text:style-name="P12">0.152, <text:span text:style-name="T36">p=</text:span>0.005</text:p>
          </table:table-cell>
        </table:table-row>
        <table:table-row>
          <table:table-cell table:style-name="Table1.A2" office:value-type="string">
            <text:p text:style-name="P36">Q<text:span text:style-name="T3">3</text:span></text:p>
          </table:table-cell>
          <table:table-cell table:style-name="Table1.A2" office:value-type="string">
            <text:p text:style-name="P13">F(3,29)=7.42, <text:span text:style-name="T33">p</text:span>&lt;0.001</text:p>
          </table:table-cell>
          <table:table-cell table:style-name="Table1.A2" office:value-type="string">
            <text:p text:style-name="P13">0.376</text:p>
          </table:table-cell>
          <table:table-cell table:style-name="Table1.A2" office:value-type="string">
            <text:p text:style-name="P9">-<text:span text:style-name="T13">0.202, </text:span><text:span text:style-name="T34">p</text:span><text:span text:style-name="T13">&lt;0.001</text:span></text:p>
          </table:table-cell>
          <table:table-cell table:style-name="Table1.A2" office:value-type="string">
            <text:p text:style-name="P9">-<text:span text:style-name="T13">4.725, </text:span><text:span text:style-name="T47">p=</text:span><text:span text:style-name="T13">0.003</text:span></text:p>
          </table:table-cell>
          <table:table-cell table:style-name="Table1.F2" office:value-type="string">
            <text:p text:style-name="P13">0.191, <text:span text:style-name="T33">p</text:span>&lt;0.001</text:p>
          </table:table-cell>
        </table:table-row>
        <table:table-row>
          <table:table-cell table:style-name="Table1.A2" office:value-type="string">
            <text:p text:style-name="P36">Q<text:span text:style-name="T3">7</text:span></text:p>
          </table:table-cell>
          <table:table-cell table:style-name="Table1.A2" office:value-type="string">
            <text:p text:style-name="P14">F(3,29)=4.09, <text:span text:style-name="T36">p=</text:span>0.015</text:p>
          </table:table-cell>
          <table:table-cell table:style-name="Table1.A2" office:value-type="string">
            <text:p text:style-name="P14">0.224</text:p>
          </table:table-cell>
          <table:table-cell table:style-name="Table1.A2" office:value-type="string">
            <text:p text:style-name="P9">-<text:span text:style-name="T14">0.124, </text:span><text:span text:style-name="T48">p=</text:span><text:span text:style-name="T14">0.007</text:span></text:p>
          </table:table-cell>
          <table:table-cell table:style-name="Table1.A2" office:value-type="string">
            <text:p text:style-name="P9">-<text:span text:style-name="T14">2.747, </text:span><text:span text:style-name="T48">p=</text:span><text:span text:style-name="T14">0.058</text:span></text:p>
          </table:table-cell>
          <table:table-cell table:style-name="Table1.F2" office:value-type="string">
            <text:p text:style-name="P14">0.126, <text:span text:style-name="T36">p=</text:span>0.011</text:p>
          </table:table-cell>
        </table:table-row>
        <table:table-row>
          <table:table-cell table:style-name="Table1.A2" office:value-type="string">
            <text:p text:style-name="P36">Q<text:span text:style-name="T3">8</text:span></text:p>
          </table:table-cell>
          <table:table-cell table:style-name="Table1.A2" office:value-type="string">
            <text:p text:style-name="P15">F(3,29)=5.31, <text:span text:style-name="T36">p=</text:span>0.005</text:p>
          </table:table-cell>
          <table:table-cell table:style-name="Table1.A2" office:value-type="string">
            <text:p text:style-name="P15">0.288</text:p>
          </table:table-cell>
          <table:table-cell table:style-name="Table1.A2" office:value-type="string">
            <text:p text:style-name="P9">-<text:span text:style-name="T15">0.140, </text:span><text:span text:style-name="T49">p=</text:span><text:span text:style-name="T15">0.001</text:span></text:p>
          </table:table-cell>
          <table:table-cell table:style-name="Table1.A2" office:value-type="string">
            <text:p text:style-name="P9">-<text:span text:style-name="T15">3.513, </text:span><text:span text:style-name="T49">p=</text:span><text:span text:style-name="T15">0.010</text:span></text:p>
          </table:table-cell>
          <table:table-cell table:style-name="Table1.F2" office:value-type="string">
            <text:p text:style-name="P15">0.147, <text:span text:style-name="T36">p=</text:span>0.002</text:p>
          </table:table-cell>
        </table:table-row>
        <table:table-row>
          <table:table-cell table:style-name="Table1.A2" table:number-rows-spanned="2" office:value-type="string">
            <text:p text:style-name="P37">Q<text:span text:style-name="T4">9</text:span></text:p>
          </table:table-cell>
          <table:table-cell table:style-name="Table1.A2" office:value-type="string">
            <text:p text:style-name="P26">F(1,31)=6.87, <text:span text:style-name="T36">p=</text:span>0.013</text:p>
          </table:table-cell>
          <table:table-cell table:style-name="Table1.A2" office:value-type="string">
            <text:p text:style-name="P26">0.155</text:p>
          </table:table-cell>
          <table:table-cell table:style-name="Table1.A2" office:value-type="string">
            <text:p text:style-name="P9">-<text:span text:style-name="T25">0.060, </text:span><text:span text:style-name="T50">p=</text:span><text:span text:style-name="T25">0.013</text:span></text:p>
          </table:table-cell>
          <table:table-cell table:style-name="Table1.A2" office:value-type="string">
            <text:p text:style-name="P9">-</text:p>
          </table:table-cell>
          <table:table-cell table:style-name="Table1.F2" office:value-type="string">
            <text:p text:style-name="P16">-</text:p>
          </table:table-cell>
        </table:table-row>
        <table:table-row>
          <table:covered-table-cell/>
          <table:table-cell table:style-name="Table1.A2" office:value-type="string">
            <text:p text:style-name="P16">F(3,29)=3.88, <text:span text:style-name="T36">p=</text:span>0.019</text:p>
          </table:table-cell>
          <table:table-cell table:style-name="Table1.A2" office:value-type="string">
            <text:p text:style-name="P16">0.213</text:p>
          </table:table-cell>
          <table:table-cell table:style-name="Table1.A2" office:value-type="string">
            <text:p text:style-name="P9">-<text:span text:style-name="T16">0.164, </text:span><text:span text:style-name="T51">p=</text:span><text:span text:style-name="T16">0.006</text:span></text:p>
          </table:table-cell>
          <table:table-cell table:style-name="Table1.A2" office:value-type="string">
            <text:p text:style-name="P9">-<text:span text:style-name="T16">3.185, </text:span><text:span text:style-name="T51">p=</text:span><text:span text:style-name="T16">0.093</text:span></text:p>
          </table:table-cell>
          <table:table-cell table:style-name="Table1.F2" office:value-type="string">
            <text:p text:style-name="P16">0.122, <text:span text:style-name="T36">p=</text:span>0.056</text:p>
          </table:table-cell>
        </table:table-row>
        <table:table-row>
          <table:table-cell table:style-name="Table1.A2" office:value-type="string">
            <text:p text:style-name="P39">Q12</text:p>
          </table:table-cell>
          <table:table-cell table:style-name="Table1.A2" office:value-type="string">
            <text:p text:style-name="P18">F(3,29)=3.79, <text:span text:style-name="T36">p=</text:span>0.021</text:p>
          </table:table-cell>
          <table:table-cell table:style-name="Table1.A2" office:value-type="string">
            <text:p text:style-name="P18">0.207</text:p>
          </table:table-cell>
          <table:table-cell table:style-name="Table1.A2" office:value-type="string">
            <text:p text:style-name="P9">-<text:span text:style-name="T17">0.160, </text:span><text:span text:style-name="T52">p=</text:span><text:span text:style-name="T17">0.008</text:span></text:p>
          </table:table-cell>
          <table:table-cell table:style-name="Table1.A2" office:value-type="string">
            <text:p text:style-name="P9">-<text:span text:style-name="T17">3.629, </text:span><text:span text:style-name="T52">p=</text:span><text:span text:style-name="T17">0.059</text:span></text:p>
          </table:table-cell>
          <table:table-cell table:style-name="Table1.F2" office:value-type="string">
            <text:p text:style-name="P18">0.164, <text:span text:style-name="T36">p=</text:span>0.013</text:p>
          </table:table-cell>
        </table:table-row>
        <table:table-row>
          <table:table-cell table:style-name="Table1.A2" office:value-type="string">
            <text:p text:style-name="P37">Q<text:span text:style-name="T1">13</text:span></text:p>
          </table:table-cell>
          <table:table-cell table:style-name="Table1.A2" office:value-type="string">
            <text:p text:style-name="P19">F(1,31)=6.55, <text:span text:style-name="T36">p=</text:span>0.016</text:p>
          </table:table-cell>
          <table:table-cell table:style-name="Table1.A2" office:value-type="string">
            <text:p text:style-name="P19">0.148</text:p>
          </table:table-cell>
          <table:table-cell table:style-name="Table1.A2" office:value-type="string">
            <text:p text:style-name="P9">-<text:span text:style-name="T18">0.064, </text:span><text:span text:style-name="T53">p=</text:span><text:span text:style-name="T18">0.016</text:span></text:p>
          </table:table-cell>
          <table:table-cell table:style-name="Table1.A2" office:value-type="string">
            <text:p text:style-name="P9">-</text:p>
          </table:table-cell>
          <table:table-cell table:style-name="Table1.F2" office:value-type="string">
            <text:p text:style-name="P9">-</text:p>
          </table:table-cell>
        </table:table-row>
        <table:table-row>
          <table:table-cell table:style-name="Table1.A2" table:number-rows-spanned="2" office:value-type="string">
            <text:p text:style-name="P41">Q1<text:span text:style-name="T5">6</text:span></text:p>
          </table:table-cell>
          <table:table-cell table:style-name="Table1.A2" office:value-type="string">
            <text:p text:style-name="P27">F(1,31)=7.40, <text:span text:style-name="T36">p=</text:span>0.011</text:p>
          </table:table-cell>
          <table:table-cell table:style-name="Table1.A2" office:value-type="string">
            <text:p text:style-name="P27">0.167</text:p>
          </table:table-cell>
          <table:table-cell table:style-name="Table1.A2" office:value-type="string">
            <text:p text:style-name="P9">-<text:span text:style-name="T26">0.076, </text:span><text:span text:style-name="T37">p=</text:span><text:span text:style-name="T26">0.011</text:span></text:p>
          </table:table-cell>
          <table:table-cell table:style-name="Table1.A2" office:value-type="string">
            <text:p text:style-name="P9">-</text:p>
          </table:table-cell>
          <table:table-cell table:style-name="Table1.F2" office:value-type="string">
            <text:p text:style-name="P20">-</text:p>
          </table:table-cell>
        </table:table-row>
        <table:table-row>
          <table:covered-table-cell/>
          <table:table-cell table:style-name="Table1.A2" office:value-type="string">
            <text:p text:style-name="P20">F(3,29)=4.65, <text:span text:style-name="T36">p=</text:span>0.009</text:p>
          </table:table-cell>
          <table:table-cell table:style-name="Table1.A2" office:value-type="string">
            <text:p text:style-name="P20">0.255</text:p>
          </table:table-cell>
          <table:table-cell table:style-name="Table1.A2" office:value-type="string">
            <text:p text:style-name="P9">-<text:span text:style-name="T19">0.202, </text:span><text:span text:style-name="T38">p=</text:span><text:span text:style-name="T19">0.005</text:span></text:p>
          </table:table-cell>
          <table:table-cell table:style-name="Table1.A2" office:value-type="string">
            <text:p text:style-name="P9">-<text:span text:style-name="T19">3.123, </text:span><text:span text:style-name="T38">p=</text:span><text:span text:style-name="T19">0.166</text:span></text:p>
          </table:table-cell>
          <table:table-cell table:style-name="Table1.F2" office:value-type="string">
            <text:p text:style-name="P20">0.141, <text:span text:style-name="T36">p=</text:span>0.065</text:p>
          </table:table-cell>
        </table:table-row>
        <table:table-row>
          <table:table-cell table:style-name="Table1.A2" office:value-type="string">
            <text:p text:style-name="P43">Q17*</text:p>
          </table:table-cell>
          <table:table-cell table:style-name="Table1.A2" office:value-type="string">
            <text:p text:style-name="P49">F(1,31)=6.48, <text:span text:style-name="T36">p=</text:span>0.016</text:p>
          </table:table-cell>
          <table:table-cell table:style-name="Table1.A2" office:value-type="string">
            <text:p text:style-name="P49">0.146</text:p>
          </table:table-cell>
          <table:table-cell table:style-name="Table1.A2" office:value-type="string">
            <text:p text:style-name="P49">0.054, <text:span text:style-name="T36">p=</text:span>0.016</text:p>
          </table:table-cell>
          <table:table-cell table:style-name="Table1.A2" office:value-type="string">
            <text:p text:style-name="P47">-</text:p>
          </table:table-cell>
          <table:table-cell table:style-name="Table1.F2" office:value-type="string">
            <text:p text:style-name="P47">-</text:p>
          </table:table-cell>
        </table:table-row>
        <table:table-row>
          <table:table-cell table:style-name="Table1.A2" office:value-type="string">
            <text:p text:style-name="P37">Q<text:span text:style-name="T4">18*</text:span></text:p>
          </table:table-cell>
          <table:table-cell table:style-name="Table1.A2" office:value-type="string">
            <text:p text:style-name="P50">F(1,31)=5.65, <text:span text:style-name="T36">p=</text:span>0.024</text:p>
          </table:table-cell>
          <table:table-cell table:style-name="Table1.A2" office:value-type="string">
            <text:p text:style-name="P50">0.127</text:p>
          </table:table-cell>
          <table:table-cell table:style-name="Table1.A2" office:value-type="string">
            <text:p text:style-name="P47">-</text:p>
          </table:table-cell>
          <table:table-cell table:style-name="Table1.A2" office:value-type="string">
            <text:p text:style-name="P47">-<text:span text:style-name="T20">0.929, </text:span><text:span text:style-name="T39">p=</text:span><text:span text:style-name="T20">0.024</text:span></text:p>
          </table:table-cell>
          <table:table-cell table:style-name="Table1.F2" office:value-type="string">
            <text:p text:style-name="P47">-</text:p>
          </table:table-cell>
        </table:table-row>
        <table:table-row>
          <table:table-cell table:style-name="Table1.A2" office:value-type="string">
            <text:p text:style-name="P40">Q2<text:span text:style-name="T6">0</text:span></text:p>
          </table:table-cell>
          <table:table-cell table:style-name="Table1.A2" office:value-type="string">
            <text:p text:style-name="P22">F(3,29)=3.05, <text:span text:style-name="T36">p=</text:span>0.044</text:p>
          </table:table-cell>
          <table:table-cell table:style-name="Table1.A2" office:value-type="string">
            <text:p text:style-name="P22">0.161</text:p>
          </table:table-cell>
          <table:table-cell table:style-name="Table1.A2" office:value-type="string">
            <text:p text:style-name="P9">-<text:span text:style-name="T21">0.129, </text:span><text:span text:style-name="T40">p=</text:span><text:span text:style-name="T21">0.018</text:span></text:p>
          </table:table-cell>
          <table:table-cell table:style-name="Table1.A2" office:value-type="string">
            <text:p text:style-name="P9">-<text:span text:style-name="T21">2.935, </text:span><text:span text:style-name="T40">p=</text:span><text:span text:style-name="T21">0.091</text:span></text:p>
          </table:table-cell>
          <table:table-cell table:style-name="Table1.F2" office:value-type="string">
            <text:p text:style-name="P22">0.133, <text:span text:style-name="T36">p=</text:span>0.024</text:p>
          </table:table-cell>
        </table:table-row>
        <table:table-row>
          <table:table-cell table:style-name="Table1.A2" office:value-type="string">
            <text:p text:style-name="P45">Q2<text:span text:style-name="T7">3*</text:span></text:p>
          </table:table-cell>
          <table:table-cell table:style-name="Table1.A2" office:value-type="string">
            <text:p text:style-name="P51">F(3,29)=3.08, <text:span text:style-name="T36">p=</text:span>0.043</text:p>
          </table:table-cell>
          <table:table-cell table:style-name="Table1.A2" office:value-type="string">
            <text:p text:style-name="P51">0.163</text:p>
          </table:table-cell>
          <table:table-cell table:style-name="Table1.A2" office:value-type="string">
            <text:p text:style-name="P51">0.064, <text:span text:style-name="T36">p=</text:span>0.021</text:p>
          </table:table-cell>
          <table:table-cell table:style-name="Table1.A2" office:value-type="string">
            <text:p text:style-name="P51">1.962, <text:span text:style-name="T36">p=</text:span>0.031</text:p>
          </table:table-cell>
          <table:table-cell table:style-name="Table1.F2" office:value-type="string">
            <text:p text:style-name="P47">-<text:span text:style-name="T22">0.079, </text:span><text:span text:style-name="T41">p=</text:span><text:span text:style-name="T22">.0.010</text:span></text:p>
          </table:table-cell>
        </table:table-row>
        <table:table-row>
          <table:table-cell table:style-name="Table1.A2" table:number-rows-spanned="2" office:value-type="string">
            <text:p text:style-name="P44">Q<text:span text:style-name="T4">28</text:span></text:p>
          </table:table-cell>
          <table:table-cell table:style-name="Table1.A2" office:value-type="string">
            <text:p text:style-name="P28">F(1,31)=6.04, <text:span text:style-name="T36">p=</text:span>0.020</text:p>
          </table:table-cell>
          <table:table-cell table:style-name="Table1.A2" office:value-type="string">
            <text:p text:style-name="P28">0.136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8">0.917, <text:span text:style-name="T36">p=</text:span>0.020</text:p>
          </table:table-cell>
          <table:table-cell table:style-name="Table1.F2" office:value-type="string">
            <text:p text:style-name="P23">-</text:p>
          </table:table-cell>
        </table:table-row>
        <table:table-row>
          <table:covered-table-cell/>
          <table:table-cell table:style-name="Table1.A2" office:value-type="string">
            <text:p text:style-name="P23">F(3,29)=5.42, <text:span text:style-name="T36">p=</text:span>0.004</text:p>
          </table:table-cell>
          <table:table-cell table:style-name="Table1.A2" office:value-type="string">
            <text:p text:style-name="P23">0.293</text:p>
          </table:table-cell>
          <table:table-cell table:style-name="Table1.A2" office:value-type="string">
            <text:p text:style-name="P23">-0.106, <text:span text:style-name="T36">p=</text:span>0.006</text:p>
          </table:table-cell>
          <table:table-cell table:style-name="Table1.A2" office:value-type="string">
            <text:p text:style-name="P9">-<text:span text:style-name="T23">2.165, </text:span><text:span text:style-name="T42">p=</text:span><text:span text:style-name="T23">0.074</text:span></text:p>
          </table:table-cell>
          <table:table-cell table:style-name="Table1.F2" office:value-type="string">
            <text:p text:style-name="P23">0.110, <text:span text:style-name="T36">p=</text:span>0.009</text:p>
          </table:table-cell>
        </table:table-row>
        <table:table-row>
          <table:table-cell table:style-name="Table1.A2" table:number-rows-spanned="2" office:value-type="string">
            <text:p text:style-name="P46">Q30</text:p>
          </table:table-cell>
          <table:table-cell table:style-name="Table1.A2" office:value-type="string">
            <text:p text:style-name="P29">F(2,30)=4.46, <text:span text:style-name="T36">p=</text:span>0.020</text:p>
          </table:table-cell>
          <table:table-cell table:style-name="Table1.A2" office:value-type="string">
            <text:p text:style-name="P29">0.178</text:p>
          </table:table-cell>
          <table:table-cell table:style-name="Table1.A2" office:value-type="string">
            <text:p text:style-name="P9">-<text:span text:style-name="T27">0.040, </text:span><text:span text:style-name="T43">p=</text:span><text:span text:style-name="T27">0.029</text:span></text:p>
          </table:table-cell>
          <table:table-cell table:style-name="Table1.A2" office:value-type="string">
            <text:p text:style-name="P29">0.958, <text:span text:style-name="T36">p=</text:span>0.027</text:p>
          </table:table-cell>
          <table:table-cell table:style-name="Table1.F2" office:value-type="string">
            <text:p text:style-name="P24">-</text:p>
          </table:table-cell>
        </table:table-row>
        <table:table-row>
          <table:covered-table-cell/>
          <table:table-cell table:style-name="Table1.A2" office:value-type="string">
            <text:p text:style-name="P24">F(3,29)=6.68, <text:span text:style-name="T36">p=</text:span>0.001</text:p>
          </table:table-cell>
          <table:table-cell table:style-name="Table1.A2" office:value-type="string">
            <text:p text:style-name="P24">0.348</text:p>
          </table:table-cell>
          <table:table-cell table:style-name="Table1.A2" office:value-type="string">
            <text:p text:style-name="P9">-<text:span text:style-name="T24">0.143, </text:span><text:span text:style-name="T35">p</text:span><text:span text:style-name="T24">&lt;0.001</text:span></text:p>
          </table:table-cell>
          <table:table-cell table:style-name="Table1.A2" office:value-type="string">
            <text:p text:style-name="P9">-<text:span text:style-name="T24">2.589, </text:span><text:span text:style-name="T44">p=</text:span><text:span text:style-name="T24">0.048</text:span></text:p>
          </table:table-cell>
          <table:table-cell table:style-name="Table1.F2" office:value-type="string">
            <text:p text:style-name="P24">0.124, <text:span text:style-name="T36">p=</text:span>0.006</text:p>
          </table:table-cell>
        </table:table-row>
        <table:table-row>
          <table:table-cell table:style-name="Table1.A2" table:number-rows-spanned="3" office:value-type="string">
            <text:p text:style-name="P37">Q<text:span text:style-name="T4">31</text:span></text:p>
          </table:table-cell>
          <table:table-cell table:style-name="Table1.A2" office:value-type="string">
            <text:p text:style-name="P29">F(1,31)=5.42, <text:span text:style-name="T36">p=</text:span>0.027</text:p>
          </table:table-cell>
          <table:table-cell table:style-name="Table1.A2" office:value-type="string">
            <text:p text:style-name="P29">0.121</text:p>
          </table:table-cell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29">1.102, <text:span text:style-name="T36">p=</text:span>0.027</text:p>
          </table:table-cell>
          <table:table-cell table:style-name="Table1.F2" office:value-type="string">
            <text:p text:style-name="P24">-</text:p>
          </table:table-cell>
        </table:table-row>
        <table:table-row>
          <table:covered-table-cell/>
          <table:table-cell table:style-name="Table1.A2" office:value-type="string">
            <text:p text:style-name="P30">F(2,30)=5.60, <text:span text:style-name="T36">p=</text:span>0.009</text:p>
          </table:table-cell>
          <table:table-cell table:style-name="Table1.A2" office:value-type="string">
            <text:p text:style-name="P30">0.223</text:p>
          </table:table-cell>
          <table:table-cell table:style-name="Table1.A2" office:value-type="string">
            <text:p text:style-name="P9">-<text:span text:style-name="T28">0.039, </text:span><text:span text:style-name="T45">p=</text:span><text:span text:style-name="T28">0.032</text:span></text:p>
          </table:table-cell>
          <table:table-cell table:style-name="Table1.A2" office:value-type="string">
            <text:p text:style-name="P30">1.194, <text:span text:style-name="T36">p=</text:span>0.008</text:p>
          </table:table-cell>
          <table:table-cell table:style-name="Table1.F2" office:value-type="string">
            <text:p text:style-name="P24">-</text:p>
          </table:table-cell>
        </table:table-row>
        <table:table-row>
          <table:covered-table-cell/>
          <table:table-cell table:style-name="Table1.A2" office:value-type="string">
            <text:p text:style-name="P24">F(3,29)=6.15, <text:span text:style-name="T36">p=</text:span>0.002</text:p>
          </table:table-cell>
          <table:table-cell table:style-name="Table1.A2" office:value-type="string">
            <text:p text:style-name="P24">0.326</text:p>
          </table:table-cell>
          <table:table-cell table:style-name="Table1.A2" office:value-type="string">
            <text:p text:style-name="P9">-<text:span text:style-name="T24">0.126, </text:span><text:span text:style-name="T44">p=</text:span><text:span text:style-name="T24">0.004</text:span></text:p>
          </table:table-cell>
          <table:table-cell table:style-name="Table1.A2" office:value-type="string">
            <text:p text:style-name="P9">-<text:span text:style-name="T24">1.782, </text:span><text:span text:style-name="T44">p=</text:span><text:span text:style-name="T24">0.188</text:span></text:p>
          </table:table-cell>
          <table:table-cell table:style-name="Table1.F2" office:value-type="string">
            <text:p text:style-name="P24">0.104, <text:span text:style-name="T36">p=</text:span>0.025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93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7:57:13.079837475</meta:creation-date>
    <dc:date>2017-01-02T22:51:17.704322442</dc:date>
    <meta:editing-duration>PT5H13S</meta:editing-duration>
    <meta:editing-cycles>85</meta:editing-cycles>
    <meta:generator>LibreOffice/4.2.8.2$Linux_X86_64 LibreOffice_project/420m0$Build-2</meta:generator>
    <meta:print-date>2016-10-30T21:00:23.194592340</meta:print-date>
    <meta:document-statistic meta:table-count="1" meta:image-count="0" meta:object-count="0" meta:page-count="1" meta:paragraph-count="130" meta:word-count="209" meta:character-count="1456" meta:non-whitespace-character-count="1375"/>
  </office:meta>
</office:document-meta>
</file>